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p1" style:family="table">
      <style:table-properties style:width="15.187cm" fo:margin-left="0.963cm" table:align="left"/>
    </style:style>
    <style:style style:name="comp1.A" style:family="table-column">
      <style:table-column-properties style:column-width="7.541cm"/>
    </style:style>
    <style:style style:name="comp1.B" style:family="table-column">
      <style:table-column-properties style:column-width="7.646cm"/>
    </style:style>
    <style:style style:name="comp1.A1" style:family="table-cell">
      <style:table-cell-properties fo:padding="0.097cm" fo:border-left="0.05pt solid #000000" fo:border-right="none" fo:border-top="0.05pt solid #000000" fo:border-bottom="0.05pt solid #000000"/>
    </style:style>
    <style:style style:name="comp1.B1" style:family="table-cell">
      <style:table-cell-properties fo:padding="0.097cm" fo:border="0.05pt solid #000000"/>
    </style:style>
    <style:style style:name="comp1.2" style:family="table-row">
      <style:table-row-properties style:min-row-height="2.916cm"/>
    </style:style>
    <style:style style:name="comp1.A2" style:family="table-cell">
      <style:table-cell-properties fo:padding="0.097cm" fo:border-left="0.05pt solid #000000" fo:border-right="none" fo:border-top="none" fo:border-bottom="0.05pt solid #000000"/>
    </style:style>
    <style:style style:name="comp1.B2" style:family="table-cell">
      <style:table-cell-properties fo:padding="0.097cm" fo:border-left="0.05pt solid #000000" fo:border-right="0.05pt solid #000000" fo:border-top="none" fo:border-bottom="0.05pt solid #000000"/>
    </style:style>
    <style:style style:name="precision" style:family="table">
      <style:table-properties style:width="15.108cm" fo:margin-left="1.069cm" table:align="left"/>
    </style:style>
    <style:style style:name="precision.A" style:family="table-column">
      <style:table-column-properties style:column-width="7.435cm"/>
    </style:style>
    <style:style style:name="precision.B" style:family="table-column">
      <style:table-column-properties style:column-width="7.673cm"/>
    </style:style>
    <style:style style:name="precision.A1" style:family="table-cell">
      <style:table-cell-properties fo:padding="0.097cm" fo:border-left="0.05pt solid #000000" fo:border-right="none" fo:border-top="0.05pt solid #000000" fo:border-bottom="0.05pt solid #000000"/>
    </style:style>
    <style:style style:name="precision.B1" style:family="table-cell">
      <style:table-cell-properties fo:padding="0.097cm" fo:border="0.05pt solid #000000"/>
    </style:style>
    <style:style style:name="precision.A2" style:family="table-cell">
      <style:table-cell-properties fo:padding="0.097cm" fo:border-left="0.05pt solid #000000" fo:border-right="none" fo:border-top="none" fo:border-bottom="0.05pt solid #000000"/>
    </style:style>
    <style:style style:name="precision.B2" style:family="table-cell">
      <style:table-cell-properties fo:padding="0.097cm" fo:border-left="0.05pt solid #000000" fo:border-right="0.05pt solid #000000" fo:border-top="none" fo:border-bottom="0.05pt solid #000000"/>
    </style:style>
    <style:style style:name="Table1" style:family="table">
      <style:table-properties style:width="16.431cm" fo:margin-left="0.275cm" table:align="left"/>
    </style:style>
    <style:style style:name="Table1.A" style:family="table-column">
      <style:table-column-properties style:column-width="8.229cm"/>
    </style:style>
    <style:style style:name="Table1.B" style:family="table-column">
      <style:table-column-properties style:column-width="8.2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431cm" fo:margin-left="0.275cm" table:align="left"/>
    </style:style>
    <style:style style:name="Table2.A" style:family="table-column">
      <style:table-column-properties style:column-width="8.229cm"/>
    </style:style>
    <style:style style:name="Table2.B" style:family="table-column">
      <style:table-column-properties style:column-width="8.2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e7c72" officeooo:paragraph-rsid="000e7c72" style:font-weight-asian="bold" style:font-weight-complex="bold"/>
    </style:style>
    <style:style style:name="P2" style:family="paragraph" style:parent-style-name="Standard">
      <style:text-properties fo:font-weight="bold" officeooo:rsid="000e7c72" officeooo:paragraph-rsid="001ad022" style:font-weight-asian="bold" style:font-weight-complex="bold"/>
    </style:style>
    <style:style style:name="P3" style:family="paragraph" style:parent-style-name="Standard">
      <style:text-properties fo:font-weight="bold" officeooo:rsid="00139ff1" officeooo:paragraph-rsid="00139ff1" style:font-weight-asian="bold" style:font-weight-complex="bold"/>
    </style:style>
    <style:style style:name="P4" style:family="paragraph" style:parent-style-name="Standard">
      <style:text-properties fo:font-weight="normal" officeooo:rsid="000f5ccf" officeooo:paragraph-rsid="000f5ccf" style:font-weight-asian="normal" style:font-weight-complex="normal"/>
    </style:style>
    <style:style style:name="P5" style:family="paragraph" style:parent-style-name="Standard">
      <style:text-properties fo:font-weight="normal" officeooo:rsid="0010d4f5" officeooo:paragraph-rsid="0010d4f5" style:font-weight-asian="normal" style:font-weight-complex="normal"/>
    </style:style>
    <style:style style:name="P6" style:family="paragraph" style:parent-style-name="Standard">
      <style:text-properties fo:font-weight="normal" officeooo:rsid="00139ff1" officeooo:paragraph-rsid="00139ff1" style:font-weight-asian="normal" style:font-weight-complex="normal"/>
    </style:style>
    <style:style style:name="P7" style:family="paragraph" style:parent-style-name="Standard">
      <style:text-properties fo:font-weight="normal" officeooo:rsid="0017711b" officeooo:paragraph-rsid="0017711b" style:font-weight-asian="normal" style:font-weight-complex="normal"/>
    </style:style>
    <style:style style:name="P8" style:family="paragraph" style:parent-style-name="Standard">
      <style:text-properties fo:font-weight="normal" officeooo:rsid="0017711b" officeooo:paragraph-rsid="001ad022" style:font-weight-asian="normal" style:font-weight-complex="normal"/>
    </style:style>
    <style:style style:name="P9" style:family="paragraph" style:parent-style-name="Standard">
      <style:text-properties fo:font-weight="normal" officeooo:rsid="00199bc8" officeooo:paragraph-rsid="00199bc8" style:font-weight-asian="normal" style:font-weight-complex="normal"/>
    </style:style>
    <style:style style:name="P10" style:family="paragraph" style:parent-style-name="Standard">
      <style:text-properties fo:font-style="italic" fo:font-weight="normal" officeooo:rsid="000f5ccf" officeooo:paragraph-rsid="000f5ccf" style:font-style-asian="italic" style:font-weight-asian="normal" style:font-style-complex="italic" style:font-weight-complex="normal"/>
    </style:style>
    <style:style style:name="P11" style:family="paragraph" style:parent-style-name="Standard">
      <style:text-properties style:text-underline-style="none" fo:font-weight="normal" officeooo:rsid="000f5ccf" officeooo:paragraph-rsid="000f5ccf" style:font-weight-asian="normal" style:font-weight-complex="normal"/>
    </style:style>
    <style:style style:name="P12" style:family="paragraph" style:parent-style-name="Standard">
      <style:paragraph-properties fo:text-align="center" style:justify-single-word="false"/>
      <style:text-properties fo:font-size="22pt" fo:font-weight="normal" officeooo:rsid="0014089b" officeooo:paragraph-rsid="0014089b" style:font-size-asian="22pt" style:font-weight-asian="normal" style:font-size-complex="22pt" style:font-weight-complex="normal"/>
    </style:style>
    <style:style style:name="P13" style:family="paragraph" style:parent-style-name="Standard">
      <style:paragraph-properties fo:text-align="center" style:justify-single-word="false"/>
      <style:text-properties fo:font-size="16pt" fo:font-weight="normal" officeooo:rsid="0014089b" officeooo:paragraph-rsid="0014089b" style:font-size-asian="16pt" style:font-weight-asian="normal" style:font-size-complex="16pt" style:font-weight-complex="normal"/>
    </style:style>
    <style:style style:name="P14" style:family="paragraph" style:parent-style-name="Table_20_Contents">
      <style:text-properties officeooo:rsid="001274a5" officeooo:paragraph-rsid="001274a5"/>
    </style:style>
    <style:style style:name="P15" style:family="paragraph" style:parent-style-name="Table_20_Contents">
      <style:paragraph-properties fo:text-align="center" style:justify-single-word="false"/>
      <style:text-properties officeooo:rsid="001274a5" officeooo:paragraph-rsid="001274a5"/>
    </style:style>
    <style:style style:name="P16" style:family="paragraph" style:parent-style-name="Table_20_Contents">
      <style:text-properties officeooo:rsid="001274a5" officeooo:paragraph-rsid="00139ff1"/>
    </style:style>
    <style:style style:name="P17" style:family="paragraph" style:parent-style-name="Table_20_Contents">
      <style:text-properties officeooo:rsid="0017711b" officeooo:paragraph-rsid="0017711b"/>
    </style:style>
    <style:style style:name="P18" style:family="paragraph" style:parent-style-name="Table_20_Contents">
      <style:paragraph-properties fo:text-align="center" style:justify-single-word="false"/>
      <style:text-properties officeooo:rsid="0017711b" officeooo:paragraph-rsid="0017711b"/>
    </style:style>
    <style:style style:name="P19" style:family="paragraph" style:parent-style-name="Table_20_Contents">
      <style:paragraph-properties fo:text-align="center" style:justify-single-word="false"/>
      <style:text-properties officeooo:rsid="0017711b" officeooo:paragraph-rsid="001ad022"/>
    </style:style>
    <style:style style:name="P20" style:family="paragraph" style:parent-style-name="Table_20_Contents">
      <style:text-properties officeooo:rsid="0019651e" officeooo:paragraph-rsid="0019651e"/>
    </style:style>
    <style:style style:name="P21" style:family="paragraph" style:parent-style-name="Table_20_Contents">
      <style:text-properties officeooo:rsid="001d234e" officeooo:paragraph-rsid="001d234e"/>
    </style:style>
    <style:style style:name="P22" style:family="paragraph" style:parent-style-name="Standard" style:list-style-name="L1">
      <style:text-properties fo:font-weight="bold" officeooo:rsid="000e7c72" officeooo:paragraph-rsid="000e7c72" style:font-weight-asian="bold" style:font-weight-complex="bold"/>
    </style:style>
    <style:style style:name="P23" style:family="paragraph" style:parent-style-name="Standard" style:list-style-name="L2">
      <style:text-properties fo:font-weight="bold" officeooo:rsid="000e7c72" officeooo:paragraph-rsid="000e7c72" style:font-weight-asian="bold" style:font-weight-complex="bold"/>
    </style:style>
    <style:style style:name="P24" style:family="paragraph" style:parent-style-name="Standard" style:list-style-name="L5">
      <style:text-properties fo:font-weight="bold" officeooo:rsid="000e7c72" officeooo:paragraph-rsid="000e7c72" style:font-weight-asian="bold" style:font-weight-complex="bold"/>
    </style:style>
    <style:style style:name="P25" style:family="paragraph" style:parent-style-name="Standard" style:list-style-name="L6">
      <style:text-properties fo:font-weight="bold" officeooo:rsid="000e7c72" officeooo:paragraph-rsid="000e7c72" style:font-weight-asian="bold" style:font-weight-complex="bold"/>
    </style:style>
    <style:style style:name="P26" style:family="paragraph" style:parent-style-name="Standard" style:list-style-name="L7">
      <style:text-properties fo:font-weight="bold" officeooo:rsid="000e7c72" officeooo:paragraph-rsid="000e7c72" style:font-weight-asian="bold" style:font-weight-complex="bold"/>
    </style:style>
    <style:style style:name="P27" style:family="paragraph" style:parent-style-name="Standard">
      <style:text-properties fo:font-weight="bold" officeooo:rsid="000e7c72" officeooo:paragraph-rsid="001e3b0b" style:font-weight-asian="bold" style:font-weight-complex="bold"/>
    </style:style>
    <style:style style:name="P28" style:family="paragraph" style:parent-style-name="Standard" style:list-style-name="L3">
      <style:text-properties fo:font-weight="normal" officeooo:rsid="000f5ccf" officeooo:paragraph-rsid="000f5ccf" style:font-weight-asian="normal" style:font-weight-complex="normal"/>
    </style:style>
    <style:style style:name="P29" style:family="paragraph" style:parent-style-name="Standard" style:list-style-name="L4">
      <style:text-properties fo:font-weight="normal" officeooo:rsid="000f5ccf" officeooo:paragraph-rsid="000f5ccf" style:font-weight-asian="normal" style:font-weight-complex="normal"/>
    </style:style>
    <style:style style:name="P30" style:family="paragraph" style:parent-style-name="Standard">
      <style:text-properties fo:font-weight="normal" officeooo:rsid="001e3b0b" officeooo:paragraph-rsid="001e3b0b" style:font-weight-asian="normal" style:font-weight-complex="normal"/>
    </style:style>
    <style:style style:name="P31" style:family="paragraph" style:parent-style-name="Standard">
      <style:text-properties fo:font-weight="normal" officeooo:rsid="000e7c72" officeooo:paragraph-rsid="000e7c72" style:font-weight-asian="normal" style:font-weight-complex="normal"/>
    </style:style>
    <style:style style:name="P32" style:family="paragraph" style:parent-style-name="Standard">
      <style:text-properties fo:font-weight="normal" officeooo:rsid="0017711b" officeooo:paragraph-rsid="001e3b0b" style:font-weight-asian="normal" style:font-weight-complex="normal"/>
    </style:style>
    <style:style style:name="P33" style:family="paragraph" style:parent-style-name="Standard">
      <style:text-properties fo:font-weight="normal" officeooo:rsid="001f8052" officeooo:paragraph-rsid="001f8052" style:font-weight-asian="normal" style:font-weight-complex="normal"/>
    </style:style>
    <style:style style:name="P34" style:family="paragraph" style:parent-style-name="Table_20_Contents">
      <style:paragraph-properties fo:text-align="center" style:justify-single-word="false"/>
      <style:text-properties officeooo:rsid="0017711b" officeooo:paragraph-rsid="001e3b0b"/>
    </style:style>
    <style:style style:name="P35" style:family="paragraph" style:parent-style-name="Table_20_Contents">
      <style:text-properties officeooo:rsid="001d234e" officeooo:paragraph-rsid="001e3b0b"/>
    </style:style>
    <style:style style:name="P36" style:family="paragraph" style:parent-style-name="Table_20_Contents">
      <style:text-properties officeooo:rsid="001e9135" officeooo:paragraph-rsid="001e9135"/>
    </style:style>
    <style:style style:name="P37" style:family="paragraph" style:parent-style-name="Table_20_Contents">
      <style:text-properties officeooo:rsid="001f8052" officeooo:paragraph-rsid="001f8052"/>
    </style:style>
    <style:style style:name="T1" style:family="text">
      <style:text-properties fo:font-style="italic" style:font-style-asian="italic" style:font-style-complex="italic"/>
    </style:style>
    <style:style style:name="T2" style:family="text">
      <style:text-properties officeooo:rsid="0010d4f5"/>
    </style:style>
    <style:style style:name="T3" style:family="text">
      <style:text-properties officeooo:rsid="00139ff1"/>
    </style:style>
    <style:style style:name="T4" style:family="text">
      <style:text-properties officeooo:rsid="0019651e"/>
    </style:style>
    <style:style style:name="T5" style:family="text">
      <style:text-properties officeooo:rsid="00199bc8"/>
    </style:style>
    <style:style style:name="T6" style:family="text">
      <style:text-properties officeooo:rsid="001f80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rabajo Practico Nro 9</text:p>
      <text:p text:style-name="P12">Seleccion de Modelos</text:p>
      <text:p text:style-name="P13">Lucas Mufato</text:p>
      <text:p text:style-name="P1"/>
      <text:p text:style-name="P1">1. Medidas de evaluación para técnicas de clasificación. A partir del archivo asado.csv, genere dos modelos utilizando los algoritmos de minería de datos vistos en clase para clasificación. Luego, en función de las clasificaciones realizadas, complete las siguientes actividades:</text:p>
      <text:list xml:id="list6781108710267125820" text:style-name="L1">
        <text:list-item>
          <text:p text:style-name="P22">a. Exploración de la clasificación.</text:p>
        </text:list-item>
      </text:list>
      <text:list xml:id="list812545851323560083" text:style-name="L2">
        <text:list-item>
          <text:p text:style-name="P23">1. Explore y documente las clasificaciones realizadas por ambos modelos.</text:p>
        </text:list-item>
        <text:list-item>
          <text:p text:style-name="P23">2. ¿Cuáles instancias fueron clasificadas de manera incorrecta en cada uno? ¿A qué se debe?</text:p>
        </text:list-item>
      </text:list>
      <text:p text:style-name="P1"/>
      <text:p text:style-name="P4"><text:span text:style-name="T1">Modelo arbol</text:span>: J48 -C 0.25 -M 2</text:p>
      <text:p text:style-name="P4">J48 pruned tree</text:p>
      <text:p text:style-name="P4">------------------</text:p>
      <text:p text:style-name="P4"/>
      <text:p text:style-name="P4">PRONÓSTICO = soleado: no (5.0/1.0)</text:p>
      <text:p text:style-name="P4">PRONÓSTICO = nublado: si (4.0)</text:p>
      <text:p text:style-name="P4">PRONÓSTICO = lluvioso</text:p>
      <text:p text:style-name="P4">| <text:s text:c="2"/>VIENTO = leve: si (3.0)</text:p>
      <text:p text:style-name="P4">| <text:s text:c="2"/>VIENTO = fuerte: no (2.0)</text:p>
      <text:list xml:id="list2148377096561662425" text:style-name="L3">
        <text:list-item>
          <text:p text:style-name="P28">calificaciones correctas: 64%, 9 instancias de 14.</text:p>
        </text:list-item>
      </text:list>
      <text:p text:style-name="P4"><text:tab/><text:tab/>matriz de confucio:<text:line-break/><text:tab/><text:tab/><text:tab/> a b <text:s text:c="2"/>&lt;-- classified as</text:p>
      <text:p text:style-name="P4"><text:tab/><text:tab/><text:tab/> 2 4 | a = no</text:p>
      <text:p text:style-name="P4"><text:tab/><text:tab/><text:tab/> 1 7 | b = si</text:p>
      <text:p text:style-name="P1"/>
      <text:p text:style-name="P10">Modelo bayes: </text:p>
      <text:p text:style-name="P10">Naive Bayes Classifier</text:p>
      <text:p text:style-name="P10"/>
      <text:p text:style-name="P10"><text:s text:c="16"/>Class</text:p>
      <text:p text:style-name="P10">Attribute <text:s text:c="9"/>no <text:s text:c="4"/>si</text:p>
      <text:p text:style-name="P10"><text:s text:c="15"/>(0.44) (0.56)</text:p>
      <text:p text:style-name="P10">=============================</text:p>
      <text:p text:style-name="P10">PRONÓSTICO</text:p>
      <text:p text:style-name="P10"><text:s text:c="2"/>soleado <text:s text:c="9"/>5.0 <text:s text:c="3"/>2.0</text:p>
      <text:p text:style-name="P10"><text:s text:c="2"/>nublado <text:s text:c="9"/>1.0 <text:s text:c="3"/>5.0</text:p>
      <text:p text:style-name="P10"><text:s text:c="2"/>lluvioso <text:s text:c="8"/>3.0 <text:s text:c="3"/>4.0</text:p>
      <text:p text:style-name="P10"><text:s text:c="2"/>[total] <text:s text:c="9"/>9.0 <text:s text:c="2"/>11.0</text:p>
      <text:p text:style-name="P10"/>
      <text:p text:style-name="P10">TEMPERATURA</text:p>
      <text:p text:style-name="P10"><text:s text:c="2"/>calor <text:s text:c="11"/>3.0 <text:s text:c="3"/>3.0</text:p>
      <text:p text:style-name="P10"><text:s text:c="2"/>templado <text:s text:c="8"/>4.0 <text:s text:c="3"/>4.0</text:p>
      <text:p text:style-name="P10"><text:s text:c="2"/>frío <text:s text:c="12"/>2.0 <text:s text:c="3"/>4.0</text:p>
      <text:p text:style-name="P10"><text:s text:c="2"/>[total] <text:s text:c="9"/>9.0 <text:s text:c="2"/>11.0</text:p>
      <text:p text:style-name="P10"/>
      <text:p text:style-name="P10">HUMEDAD</text:p>
      <text:p text:style-name="P10"><text:s text:c="2"/>alta <text:s text:c="12"/>5.0 <text:s text:c="3"/>4.0</text:p>
      <text:p text:style-name="P10"><text:s text:c="2"/>normal <text:s text:c="10"/>3.0 <text:s text:c="3"/>6.0</text:p>
      <text:p text:style-name="P10"><text:s text:c="2"/>[total] <text:s text:c="9"/>8.0 <text:s text:c="2"/>10.0</text:p>
      <text:p text:style-name="P10"><text:soft-page-break/></text:p>
      <text:p text:style-name="P10">VIENTO</text:p>
      <text:p text:style-name="P10"><text:s text:c="2"/>leve <text:s text:c="12"/>3.0 <text:s text:c="3"/>7.0</text:p>
      <text:p text:style-name="P10"><text:s text:c="2"/>fuerte <text:s text:c="10"/>5.0 <text:s text:c="3"/>3.0</text:p>
      <text:p text:style-name="P10"><text:s text:c="2"/>[total] <text:s text:c="9"/>8.0 <text:s text:c="2"/>10.0</text:p>
      <text:list xml:id="list5816491214289565216" text:style-name="L4">
        <text:list-item>
          <text:p text:style-name="P29">calificaciones correctas: 78%,11 de 14.</text:p>
        </text:list-item>
      </text:list>
      <text:p text:style-name="P5">=== Confusion Matrix ===</text:p>
      <text:p text:style-name="P5"><text:s/>a b <text:s text:c="2"/>&lt;-- classified as</text:p>
      <text:p text:style-name="P5"><text:s/>4 2 | a = no</text:p>
      <text:p text:style-name="P5"><text:s/>1 7 | b = si</text:p>
      <text:p text:style-name="P4"/>
      <text:p text:style-name="P11"><text:span text:style-name="T2">El m</text:span>odelo arbol clasifico mal a 5 instancias y el modelo bayes a 3. </text:p>
      <text:p text:style-name="P11">Esta diferencia ademas de ser por el tipo de algoritmo,<text:span text:style-name="T2">es que </text:span>cada uno se vera afectado de diferente manera por la poca cantidad de datos.</text:p>
      <text:p text:style-name="P11"/>
      <text:p text:style-name="P4"/>
      <text:list xml:id="list215944988583252" text:continue-list="list6781108710267125820" text:style-name="L1">
        <text:list-item>
          <text:p text:style-name="P22">b. Curva ROC.</text:p>
          <text:list>
            <text:list-item>
              <text:p text:style-name="P22">1. Genere la matriz de confusión de las clasificaciones y grafique la curva ROC.</text:p>
            </text:list-item>
            <text:list-item>
              <text:p text:style-name="P22">2. ¿Qué información brinda la técnica del punto anterior?</text:p>
            </text:list-item>
            <text:list-item>
              <text:p text:style-name="P22">3. ¿Qué permite concluir con respecto a la clasificaciones de ambos modelos?</text:p>
            </text:list-item>
          </text:list>
        </text:list-item>
      </text:list>
      <text:p text:style-name="P1"/>
      <text:p text:style-name="P1"/>
      <text:list xml:id="list215945374000235" text:continue-numbering="true" text:style-name="L1">
        <text:list-item>
          <text:p text:style-name="P22">c. Accuracy.</text:p>
          <text:list>
            <text:list-item>
              <text:p text:style-name="P22">1. Ahora, calcule el accuracy de ambos modelos.</text:p>
            </text:list-item>
            <text:list-item>
              <text:p text:style-name="P22">2. ¿Cómo se interpreta la métrica anterior?</text:p>
            </text:list-item>
            <text:list-item>
              <text:p text:style-name="P22">3. ¿Qué aporta el accuracy?</text:p>
            </text:list-item>
          </text:list>
        </text:list-item>
      </text:list>
      <text:p text:style-name="P1"/>
      <table:table table:name="comp1" table:style-name="comp1">
        <table:table-column table:style-name="comp1.A"/>
        <table:table-column table:style-name="comp1.B"/>
        <table:table-row>
          <table:table-cell table:style-name="comp1.A1" office:value-type="string">
            <text:p text:style-name="P15">Arbol</text:p>
          </table:table-cell>
          <table:table-cell table:style-name="comp1.B1" office:value-type="string">
            <text:p text:style-name="P15">Bayes</text:p>
          </table:table-cell>
        </table:table-row>
        <table:table-row table:style-name="comp1.2">
          <table:table-cell table:style-name="comp1.A2" office:value-type="string">
            <text:p text:style-name="P14">Accu= 64%</text:p>
            <text:p text:style-name="P14"/>
            <text:p text:style-name="P14"><text:span text:style-name="T3">S</text:span>e interpreta diciendo que el modelo predice con un 64% de efectividad un nuevo elemento.</text:p>
          </table:table-cell>
          <table:table-cell table:style-name="comp1.B2" office:value-type="string">
            <text:p text:style-name="P14">Accu=78%</text:p>
            <text:p text:style-name="P14"/>
            <text:p text:style-name="P16"><text:span text:style-name="T3">S</text:span>e interpreta diciendo que el modelo predice con un <text:span text:style-name="T3">78</text:span>% de efectividad un nuevo elemento.</text:p>
          </table:table-cell>
        </table:table-row>
      </table:table>
      <text:p text:style-name="P3"/>
      <text:p text:style-name="P6">Accurracy aporta una rapida observacion de que tan eficiente es el modelo para predecir.</text:p>
      <text:p text:style-name="P1"/>
      <text:list xml:id="list215945971727130" text:continue-numbering="true" text:style-name="L1">
        <text:list-item>
          <text:p text:style-name="P22">d. <text:s/>Recall/Precision.</text:p>
          <text:list>
            <text:list-item>
              <text:p text:style-name="P22">1. Calcule las métricas recall y precisión para ambos modelos.</text:p>
            </text:list-item>
            <text:list-item>
              <text:p text:style-name="P22">2. ¿Cuál es la diferencia entre ambas?</text:p>
            </text:list-item>
            <text:list-item>
              <text:p text:style-name="P22">3. ¿Qué aspectos aborda cada una?</text:p>
            </text:list-item>
          </text:list>
        </text:list-item>
      </text:list>
      <text:p text:style-name="P1"/>
      <table:table table:name="precision" table:style-name="precision">
        <table:table-column table:style-name="precision.A"/>
        <table:table-column table:style-name="precision.B"/>
        <table:table-row>
          <table:table-cell table:style-name="precision.A1" office:value-type="string">
            <text:p text:style-name="P18">Arbol</text:p>
          </table:table-cell>
          <table:table-cell table:style-name="precision.B1" office:value-type="string">
            <text:p text:style-name="P18">Bayes</text:p>
          </table:table-cell>
        </table:table-row>
        <table:table-row>
          <table:table-cell table:style-name="precision.A2" office:value-type="string">
            <text:p text:style-name="P17"><text:span text:style-name="T5">Sensibilidad</text:span>: <text:span text:style-name="T4">2/3 = 0,66</text:span></text:p>
            <text:p text:style-name="P20">Especificidad: 7/11 = 0,63</text:p>
          </table:table-cell>
          <table:table-cell table:style-name="precision.B2" office:value-type="string">
            <text:p text:style-name="P20"><text:span text:style-name="T5">Sensibilidad</text:span>: 4/5 = 0,8</text:p>
            <text:p text:style-name="P20">especificidad: 7/9 = 0,77</text:p>
          </table:table-cell>
        </table:table-row>
      </table:table>
      <text:p text:style-name="P7"/>
      <text:p text:style-name="P9">La diferencia es que la sensibilidad indica que tanto acerté al clasificar que sucede el asado, mientras que especificidad indica que tan bien predije que NO sucede el asado. En este ejemplo no es muy relevante, pero en el caso de por ejemplo una enfermedad, es preferible que tenga mayor especificidad, ya que seria peor decir que la persona no esta enferma(y no tratarla) a equivocarse <text:soft-page-break/>diciendo que si lo esta.</text:p>
      <text:p text:style-name="P9"/>
      <text:list xml:id="list215944995889631" text:continue-numbering="true" text:style-name="L1">
        <text:list-item>
          <text:p text:style-name="P22">e. F-score.</text:p>
          <text:list>
            <text:list-item>
              <text:p text:style-name="P22">1. Calcule la métrica F-score en función de la matriz de confusión resultante.</text:p>
            </text:list-item>
            <text:list-item>
              <text:p text:style-name="P22">2. ¿Qué haría en caso de querer dar mayor importancia a la precisión del modelo? ¿Y en caso de querer ponderar la exhaustividad?</text:p>
            </text:list-item>
            <text:list-item>
              <text:p text:style-name="P22">3. Compare y documente los resultados.</text:p>
            </text:list-item>
          </text:list>
        </text:list-item>
      </text:list>
      <text:p text:style-name="P1"/>
      <text:p text:style-name="P2"/>
      <table:table table:name="Table1" table:style-name="Table1">
        <table:table-column table:style-name="Table1.A"/>
        <table:table-column table:style-name="Table1.B"/>
        <table:table-row>
          <table:table-cell table:style-name="Table1.A1" office:value-type="string">
            <text:p text:style-name="P19">Arbol</text:p>
          </table:table-cell>
          <table:table-cell table:style-name="Table1.B1" office:value-type="string">
            <text:p text:style-name="P19">Bayes</text:p>
          </table:table-cell>
        </table:table-row>
        <table:table-row>
          <table:table-cell table:style-name="Table1.A2" office:value-type="string">
            <text:p text:style-name="P21">Tomando un B=1.<text:line-break/>F-score = (1+1)* (0,66*0,63)/(1²*0,66)+0,63)</text:p>
            <text:p text:style-name="P21">F-score =2 * (0,42/1,29)</text:p>
            <text:p text:style-name="P21">F-score= 0,65</text:p>
          </table:table-cell>
          <table:table-cell table:style-name="Table1.B2" office:value-type="string">
            <text:p text:style-name="P21">Tomando un B=1.<text:line-break/>F-score = (1+1)* (0,8*0,77)/((1²*0,8)+0,77)</text:p>
            <text:p text:style-name="P21">F-score = 2* (0,616 / 1,57)</text:p>
            <text:p text:style-name="P21">F-score = 0,78</text:p>
          </table:table-cell>
        </table:table-row>
      </table:table>
      <text:p text:style-name="P8"/>
      <text:p text:style-name="P30">En caso de querer darle mas importancia a la precision, deberia incrementar el B, mientras que si quisiera darle mas importancia a la exahustividad, deberia reducir el B.</text:p>
      <text:p text:style-name="P30">Al igual que las medidas anteriores, esta indica que el modelo realizado con Bayes es mejor.</text:p>
      <text:p text:style-name="P1"/>
      <text:list xml:id="list215944649250175" text:continue-numbering="true" text:style-name="L1">
        <text:list-item>
          <text:p text:style-name="P22">f. Kappa. Calcule el Coeficiente de Kappa. ¿En qué casos resulta conveniente?</text:p>
        </text:list-item>
      </text:list>
      <text:p text:style-name="P31"/>
      <text:p text:style-name="P27"/>
      <table:table table:name="Table2" table:style-name="Table2">
        <table:table-column table:style-name="Table2.A"/>
        <table:table-column table:style-name="Table2.B"/>
        <table:table-row>
          <table:table-cell table:style-name="Table2.A1" office:value-type="string">
            <text:p text:style-name="P34">Arbol</text:p>
          </table:table-cell>
          <table:table-cell table:style-name="Table2.B1" office:value-type="string">
            <text:p text:style-name="P34">Bayes</text:p>
          </table:table-cell>
        </table:table-row>
        <table:table-row>
          <table:table-cell table:style-name="Table2.A2" office:value-type="string">
            <text:p text:style-name="P36">K = (accu – pr )/ (1- pr)</text:p>
            <text:p text:style-name="P36">K = <text:span text:style-name="T6">0,64</text:span> – <text:span text:style-name="T6">0,014</text:span> / 1- <text:span text:style-name="T6">0,014</text:span></text:p>
            <text:p text:style-name="P37">K = 0,63</text:p>
          </table:table-cell>
          <table:table-cell table:style-name="Table2.B2" office:value-type="string">
            <text:p text:style-name="P36">K = (accu – pr )/ (1- pr)</text:p>
            <text:p text:style-name="P36">K = 0,78 – 0,055 / 1- 0,055</text:p>
            <text:p text:style-name="P37">K = 0,77</text:p>
          </table:table-cell>
        </table:table-row>
      </table:table>
      <text:p text:style-name="P32"/>
      <text:p text:style-name="P33">El coeficiente de Kappa es conveniente en el caso que se quiera ponderar la influencia del azar en el modelo.</text:p>
      <text:p text:style-name="P1"/>
      <text:p text:style-name="P1">2. Medidas de evaluación para técnicas de regresión. A partir del archivo llamadas.csv, aplique el algoritmo de regresión lineal simple estudiado en clase. Luego, en función de la clasificación realizada por el algoritmo, realice las siguientes actividades:</text:p>
      <text:list xml:id="list2368109778479309162" text:style-name="L5">
        <text:list-item>
          <text:p text:style-name="P24">a. Exploración de la clasificación. Explore y documente la fórmula de regresión realizada por el algoritmo.</text:p>
        </text:list-item>
        <text:list-item>
          <text:p text:style-name="P24">b. MSE y RMSE.</text:p>
        </text:list-item>
      </text:list>
      <text:list xml:id="list4778708756393246101" text:style-name="L6">
        <text:list-item>
          <text:list>
            <text:list-item>
              <text:p text:style-name="P25">1. Calcule el MSE y la raíz del error cuadrático de la</text:p>
            </text:list-item>
            <text:list-item>
              <text:p text:style-name="P25">media (RMSE) de esta clasificación.</text:p>
            </text:list-item>
            <text:list-item>
              <text:p text:style-name="P25">2. ¿Cómo se interpretan estas medidas?</text:p>
            </text:list-item>
            <text:list-item>
              <text:p text:style-name="P25">3. ¿En qué casos es útil? ¿Cuál es la diferencia entre</text:p>
            </text:list-item>
            <text:list-item>
              <text:p text:style-name="P25">ambas?</text:p>
            </text:list-item>
          </text:list>
        </text:list-item>
      </text:list>
      <text:list xml:id="list215945320246989" text:continue-list="list2368109778479309162" text:style-name="L5">
        <text:list-item>
          <text:p text:style-name="P24">c. AIC.</text:p>
          <text:list>
            <text:list-item>
              <text:p text:style-name="P24">1. Calcule el criterio de información de Akaike e interprete el resultado.</text:p>
            </text:list-item>
            <text:list-item>
              <text:p text:style-name="P24">2. Calcule nuevamente el criterio, suponiendo un k=3.</text:p>
            </text:list-item>
            <text:list-item>
              <text:p text:style-name="P24">3. Compare los resultados obtenidos en los dos puntos precedentes y documente.</text:p>
            </text:list-item>
          </text:list>
        </text:list-item>
      </text:list>
      <text:p text:style-name="P1"/>
      <text:p text:style-name="P1">3. Incorpore a una herramienta de minería de datos el dataset bank-full y realice las siguientes operaciones:</text:p>
      <text:list xml:id="list201056272044243857" text:style-name="L7">
        <text:list-item>
          <text:p text:style-name="P26">a. Aplique el algoritmo Naive Bayes y documente las métricas de evaluación obtenidas <text:soft-page-break/>y la clasificación realizada para cada instancia.</text:p>
        </text:list-item>
        <text:list-item>
          <text:p text:style-name="P26">b. Aplique el algoritmo C-4.5 (árboles de decisión) y documente las métricas de evaluación obtenidas y la clasificación realizada para cada instancia.</text:p>
        </text:list-item>
        <text:list-item>
          <text:p text:style-name="P26">c. Aplique el algoritmo Random Forest1 y documente las métricas de evaluación obtenidas y la clasificación realizada para cada instancia.</text:p>
        </text:list-item>
        <text:list-item>
          <text:p text:style-name="P26">d. Calcule y compare las métricas obtenidas en cada caso. ¿Qué le permite concluir la comparación precedente en términos de las métricas de evaluación estudi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Mufato</meta:initial-creator>
    <meta:creation-date>2016-11-23T19:13:50.681942232</meta:creation-date>
    <dc:date>2016-12-05T21:59:44.320435219</dc:date>
    <dc:creator>Lucas Mufato</dc:creator>
    <meta:editing-duration>PT3H2M11S</meta:editing-duration>
    <meta:editing-cycles>12</meta:editing-cycles>
    <meta:generator>LibreOffice/4.3.3.2$Linux_X86_64 LibreOffice_project/430m0$Build-2</meta:generator>
    <meta:document-statistic meta:table-count="4" meta:image-count="0" meta:object-count="0" meta:page-count="4" meta:paragraph-count="117" meta:word-count="945" meta:character-count="5635" meta:non-whitespace-character-count="4569"/>
  </office:meta>
</office:document-meta>
</file>